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ArialMT" svg:font-family="ArialMT" style:font-family-generic="swiss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style:text-autospace="none"/>
      <style:text-properties style:text-outline="false" style:text-line-through-style="none" style:font-name="Arial" fo:font-size="10pt" fo:font-style="normal" fo:text-shadow="none" style:text-underline-style="none" fo:font-weight="normal" style:font-name-asian="Mangal1" style:font-size-asian="10pt" style:font-style-asian="normal" style:font-weight-asian="normal" style:font-name-complex="Mang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/>
      <style:text-properties style:text-outline="false" style:text-line-through-style="none" style:font-name="Arial" fo:font-size="10pt" fo:font-style="normal" fo:text-shadow="none" style:text-underline-style="none" fo:font-weight="bold" style:font-name-asian="ArialMT" style:font-size-asian="10pt" style:font-style-asian="normal" style:font-weight-asian="bold" style:font-name-complex="ArialMT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 25 Apr 2016</text:p>
      <text:p text:style-name="P6">I have started looking into gathering and visualising the data from the application such as the peer connection statistics. I looked at hosting a pre-built server called lightning-vis that used a REST API to communicate with in order to produce visualisations but due to it's limited functionality, I was unable to add more than one peer connection per graph which meant it wasn't suitable. Instead, I have started to look into a JavaScript library called smoothie.js to display statistics on the uploader's application.</text:p>
      <text:p text:style-name="P1">Thurs 21 Apr 2016</text:p>
      <text:p text:style-name="P6">This week, I was able to get cross-platform downloading working although there is a strict file size limit on what can be sent through. I have also added an ssl certificate to the server to make it https.</text:p>
      <text:p text:style-name="P1">Tue, 12 Apr 2016</text:p>
      <text:p text:style-name="P3">Stream button now only appears when the file type of the file uploaded can be streamed.</text:p>
      <text:p text:style-name="P1"/>
      <text:p text:style-name="P1">Sat, 9 Apr 2016</text:p>
      <text:p text:style-name="P3">Stream button now only appears when the file type of the file uploaded can be streamed.</text:p>
      <text:p text:style-name="P1"/>
      <text:p text:style-name="P1">Tue, 5 Apr 2016</text:p>
      <text:p text:style-name="P3">Refactored styling of the site.</text:p>
      <text:p text:style-name="P1"/>
      <text:p text:style-name="P1">Tue, 5 Apr 2016</text:p>
      <text:p text:style-name="P3">Changed port the application runs on and put the application live on an AWS ec2 instance.</text:p>
      <text:p text:style-name="P1"/>
      <text:p text:style-name="P1">Tue, 5 Apr 2016</text:p>
      <text:p text:style-name="P3">Added authentication to rooms via a password page.</text:p>
      <text:p text:style-name="P1"/>
      <text:p text:style-name="P1">Sat, 2 Apr 2016</text:p>
      <text:p text:style-name="P4"><text:span text:style-name="T1">Design pretty much finished, rooms now disconnect and display amount of users to uploader. I added fucntionality to improve performance by removing unused </text:span>rooms/peer connections when they are done with.</text:p>
      <text:p text:style-name="P1"/>
      <text:p text:style-name="P1">Thu, 24 Mar 2016</text:p>
      <text:p text:style-name="P3">One to many peer connections now working! I have started to work on design of site.</text:p>
      <text:p text:style-name="P1"/>
      <text:p text:style-name="P1">Wed, 23 Mar 2016</text:p>
      <text:p text:style-name="P3">Node implementation is now working for downloading and streaming files.</text:p>
      <text:p text:style-name="P1"/>
      <text:p text:style-name="P1">Wed, 16 Mar 2016</text:p>
      <text:p text:style-name="P3">Still working on refactoring the signalling server to a node server implementation.</text:p>
      <text:p text:style-name="P1"/>
      <text:p text:style-name="P1">Tue, 15 Mar 2016</text:p>
      <text:p text:style-name="P4"><text:span text:style-name="T1">I decided to abandon the Spring signalling server as it doesn't have the functionality needed for multiple peer connections. I have started to work on a node </text:span>server implementation.</text:p>
      <text:p text:style-name="P1"/>
      <text:p text:style-name="P1">Tue, 23 Feb 2016</text:p>
      <text:p text:style-name="P3">attempting to make the signalling server deal with multiple one-to-one connections</text:p>
      <text:p text:style-name="P1"/>
      <text:p text:style-name="P1">Sun, 31 Jan 2016</text:p>
      <text:p text:style-name="P3">partially finished multiple peer connections; need to work on signalling with multiple peer connections in action.</text:p>
      <text:p text:style-name="P1"/>
      <text:p text:style-name="P1">Sun, 31 Jan 2016</text:p>
      <text:p text:style-name="P3">Audio streaming fixed; attempting to get multiple peer connections working again.</text:p>
      <text:p text:style-name="P1"/>
      <text:p text:style-name="P1">Tue, 26 Jan 2016</text:p>
      <text:p text:style-name="P3">Audio streaming broke when I was attempting one to many peer connections, attempting to fix it at the moment.</text:p>
      <text:p text:style-name="P1"/>
      <text:p text:style-name="P1">Fri, 22 Jan 2016</text:p>
      <text:p text:style-name="P3">Started to work on one to many peer connections.</text:p>
      <text:p text:style-name="P1"/>
      <text:p text:style-name="P1">Thu, 21 Jan 2016</text:p>
      <text:p text:style-name="P3">Refactored project to work in firefox; chrome is no longer supported as it relies on file chunking to transfer files.</text:p>
      <text:p text:style-name="P1"/>
      <text:p text:style-name="P1">Thu, 24 Dec 2015</text:p>
      <text:p text:style-name="P4"><text:soft-page-break/><text:span text:style-name="T1">added basic file transfer functionality; added basic audio streaming functionality. Video streaming cannot be supported as video files cannot be converted to a </text:span>stream by any </text:p>
      <text:p text:style-name="P1"/>
      <text:p text:style-name="P1">Tue, 22 Dec 2015</text:p>
      <text:p text:style-name="P3">Added basic datachannel functionality; refactored so that app.js only communicates with p2p.js which then communicates with signaller.js</text:p>
      <text:p text:style-name="P1"/>
      <text:p text:style-name="P1">Mon, 21 Dec 2015</text:p>
      <text:p text:style-name="P4"><text:span text:style-name="T1">Added basic webrtc peerconnection functionality; restructured javascript dependencies to use bower ;moved client side signalling functionality into it's own </text:span>javascript file;</text:p>
      <text:p text:style-name="P1"/>
      <text:p text:style-name="P1">Tue, 15 Dec 2015</text:p>
      <text:p text:style-name="P3">Finished room generation for signalling server.</text:p>
      <text:p text:style-name="P1"/>
      <text:p text:style-name="P1">Wed, 9 Dec 2015</text:p>
      <text:p text:style-name="P3">Attempting to add dynamic url routing to signalling server for room pages</text:p>
      <text:p text:style-name="P1"/>
      <text:p text:style-name="P1">Thu, 3 Dec 2015</text:p>
      <text:p text:style-name="P3">Started to <text:s/>prototype dynamic url/room generation for the signalling server.</text:p>
      <text:p text:style-name="P3"/>
      <text:p text:style-name="P1">Tue, 1 Dec 2015</text:p>
      <text:p text:style-name="P3">Decided not to go with a framework for the client side as it seems unnecessary. Got a partially working web app prototype to test signalling server with.</text:p>
      <text:p text:style-name="P3"/>
      <text:p text:style-name="P1">Mon, 30 Nov 2015</text:p>
      <text:p text:style-name="P3">Experimenting with backbone.js client-side web application framework</text:p>
      <text:p text:style-name="P3"/>
      <text:p text:style-name="P1">Wed, 25 Nov 2015</text:p>
      <text:p text:style-name="P3">Finished the first prototype of the Spring signalling server.</text:p>
      <text:p text:style-name="P3"/>
      <text:p text:style-name="P8">Fri, 13 Nov 2015</text:p>
      <text:p text:style-name="P3">Added ethics form to the interim report.</text:p>
      <text:p text:style-name="P3"/>
      <text:p text:style-name="P1">Mon, 16 Nov 2015</text:p>
      <text:p text:style-name="P3">Finished first draft of the interim report.</text:p>
      <text:p text:style-name="P3"/>
      <text:p text:style-name="P1">Thu, 12 Nov 2015</text:p>
      <text:p text:style-name="P3">updated interim report</text:p>
      <text:p text:style-name="P3"/>
      <text:p text:style-name="P1">Tue, 3 Nov 2015</text:p>
      <text:p text:style-name="P3">updated interim report</text:p>
      <text:p text:style-name="P3"/>
      <text:p text:style-name="P1">Mon, 2 Nov 2015</text:p>
      <text:p text:style-name="P3">Still working on the interim report.</text:p>
      <text:p text:style-name="P3"/>
      <text:p text:style-name="P1">Tue, 27 Oct 2015</text:p>
      <text:p text:style-name="P3">Started the interim report in LaTeX.</text:p>
      <text:p text:style-name="P3"/>
      <text:p text:style-name="P1">Wed, 21 Oct 2015</text:p>
      <text:p text:style-name="P3">Finalised the project proposal.</text:p>
      <text:p text:style-name="P3"/>
      <text:p text:style-name="P1">Tue, 20 Oct 2015</text:p>
      <text:p text:style-name="P3">updated project proposal</text:p>
      <text:p text:style-name="P3"/>
      <text:p text:style-name="P1">Mon, 19 Oct 2015</text:p>
      <text:p text:style-name="P3">Updated the project proposal with a Gantt chart</text:p>
      <text:p text:style-name="P3"/>
      <text:p text:style-name="P1">Fri, 16 Oct 2015</text:p>
      <text:p text:style-name="P2">I have drafted the project proposal and started to experiment with the Spring web framework and the STOMP websocket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ArialMT" svg:font-family="ArialMT" style:font-family-generic="swiss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2T21:17:19.70</meta:creation-date>
    <dc:date>2016-04-26T00:00:48.11</dc:date>
    <meta:editing-duration>PT13M45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74" meta:word-count="715" meta:character-count="4206"/>
  </office:meta>
</office:document-meta>
</file>